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1">
            <text:p>2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0" office:value-type="string">
            <text:p>2023-05-25_17-14-46_000.jpg</text:p>
          </table:table-cell>
          <table:table-cell table:style-name="ce26" office:value-type="string">
            <text:p>:bookmemo / ページメモ / 『イスラームの原点』 / 著者=牧野信也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ページメモ / 『イスラームの原点』 / 著者=牧野信也 / 目次">
            <text:p>:bookmemo / ページメモ / 『イスラームの原点』 / 著者=牧野信也 / 目次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7" office:value-type="string">
            <text:p>2023-05-25_17-14-56_000.jpg</text:p>
          </table:table-cell>
          <table:table-cell table:style-name="ce26" office:value-type="string">
            <text:p>:bookmemo / ページメモ / 『イスラームの原点』 / 著者=牧野信也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ページメモ / 『イスラームの原点』 / 著者=牧野信也 / 目次">
            <text:p>:bookmemo / ページメモ / 『イスラームの原点』 / 著者=牧野信也 / 目次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3-05-25_17-14-30_000.jpg</text:p>
          </table:table-cell>
          <table:table-cell table:style-name="ce26" office:value-type="string">
            <text:p>:bookmemo / 読んだ本 / 『イスラームの原点』 / 著者=牧野信也 / 途中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 / 『イスラームの原点』 / 著者=牧野信也 / 途中">
            <text:p>:bookmemo / 読んだ本 / 『イスラームの原点』 / 著者=牧野信也 / 途中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7" office:value-type="string">
            <text:p>2023-05-25_17-15-07_000.jpg</text:p>
          </table:table-cell>
          <table:table-cell table:style-name="ce26" office:value-type="string">
            <text:p>:bookmemo / 読んだ本 / 『イスラームの原点』 / 著者=牧野信也 / 途中 ここまで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bookmemo / 読んだ本 / 『イスラームの原点』 / 著者=牧野信也 / 途中 ここまで">
            <text:p>:bookmemo / 読んだ本 / 『イスラームの原点』 / 著者=牧野信也 / 途中 ここまで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05-25_07-45-17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起きた時刻 / 2023">
            <text:p>:m :PHOTO 起き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string">
            <text:p>2023-05-25_03-06-31_000.jpg</text:p>
          </table:table-cell>
          <table:table-cell table:style-name="ce26" office:value-type="string">
            <text:p>:m :PHOTO 寝た時刻 / 2023 / オナニー、未了、duration=1h20m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寝た時刻 / 2023 / オナニー、未了、duration=1h20m時間ぐらい,other=~">
            <text:p>:m :PHOTO 寝た時刻 / 2023 / オナニー、未了、duration=1h20m時間ぐらい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05-25_08-30-15_000.jpg</text:p>
          </table:table-cell>
          <table:table-cell table:style-name="ce26" office:value-type="string">
            <text:p>:m :th,mysl / topic=~ / content=「七代先のことを考える」。只に、自然環境についてのみならず、生き方についても。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th,mysl / topic=~ / content=「七代先のことを考える」。只に、自然環境についてのみならず、生き方についても。,id=~,other=~ / lang=ja">
            <text:p>:m :th,mysl / topic=~ / content=「七代先のことを考える」。只に、自然環境についてのみならず、生き方についても。,id=~,other=~ / lang=ja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7" office:value-type="string">
            <text:p>2023-05-25_17-20-24_000.jpg</text:p>
          </table:table-cell>
          <table:table-cell table:style-name="ce26" office:value-type="string">
            <text:p>:m 1*1 RES / JVEMV6 64#265_islam_genten_makino / 『イスラームの原点』 著者=牧野信也,校注=~ / p.149;p.185 / w=大蔵経,topic=~,publisher=~,other=timetable+:ヒジュラの年；ムハンマドの、死去の年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1*1 RES / JVEMV6 64#265_islam_genten_makino / 『イスラームの原点』 著者=牧野信也,校注=~ / p.149;p.185 / w=大蔵経,topic=~,publisher=~,other=timetable+:ヒジュラの年；ムハンマドの、死去の年">
            <text:p>:m 1*1 RES / JVEMV6 64#265_islam_genten_makino / 『イスラームの原点』 著者=牧野信也,校注=~ / p.149;p.185 / w=大蔵経,topic=~,publisher=~,other=timetable+:ヒジュラの年；ムハンマドの、死去の年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 office:value-type="string">
            <text:p>2023-05-24_18-53-30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5-24_21-21-15_000.jpg</text:p>
          </table:table-cell>
          <table:table-cell table:style-name="ce26" office:value-type="string">
            <text:p>:m 記録 / 身体 / 全身像 / 顔 / 様子 / time=夜；occasion=食事の用意のあと。らっきょうの調理も行う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記録 / 身体 / 全身像 / 顔 / 様子 / time=夜；occasion=食事の用意のあと。らっきょうの調理も行う。">
            <text:p>:m 記録 / 身体 / 全身像 / 顔 / 様子 / time=夜；occasion=食事の用意のあと。らっきょうの調理も行う。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7" office:value-type="string">
            <text:p>2023-05-24_21-21-09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string" office:string-value=":PHOTO 記録しておきたいもの / location:photo=自室, location:target=~ / subject=コレポン用のメモ：高津社会保険事務所へ問い合わせ / content=催告状が来た。年金保険料、支払い。納付用紙を、再発行するかしないか。相談。,other=~">
            <text:p>:PHOTO 記録しておきたいもの / location:photo=自室, location:target=~ / subject=コレポン用のメモ：高津社会保険事務所へ問い合わせ / content=催告状が来た。年金保険料、支払い。納付用紙を、再発行するかしないか。相談。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7" office:value-type="string">
            <text:p>2023-05-25_13-43-21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 office:value-type="string">
            <text:p>2023-05-24_22-57-09_000.jpg</text:p>
          </table:table-cell>
          <table:table-cell table:style-name="ce26" office:value-type="string">
            <text:p>:PHOTO 記録しておきたいもの / location:photo=自室, location:target=~ / subject=コレポン用のメモ：高津社会保険事務所へ問い合わせ / content=催告状が来た。年金保険料、支払い。納付用紙を、再発行するかしないか。相談。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5-25_07-51-1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5-24_22-47-58_000.jpg</text:p>
          </table:table-cell>
          <table:table-cell table:style-name="ce26" office:value-type="string">
            <text:p>:PHOTO 記録 / 文書　/ occasion=~ / for=令和４：３月；同：１１月；令和４：１１～１２月；令和５：１月 / doc=年金掛金：納付：受託証書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 / 文書　/ occasion=~ / for=令和４：３月；同：１１月；令和４：１１～１２月；令和５：１月 / doc=年金掛金：納付：受託証書">
            <text:p>:PHOTO 記録 / 文書　/ occasion=~ / for=令和４：３月；同：１１月；令和４：１１～１２月；令和５：１月 / doc=年金掛金：納付：受託証書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3-05-24_22-56-50_000.jpg</text:p>
          </table:table-cell>
          <table:table-cell table:style-name="ce26" office:value-type="string">
            <text:p>:PHOTO 記録 / 文書　/ occasion=~ / for=令和４：１１～１２月；令和５：１月 / doc=年金掛金：納付：受託証書：の際の、コンビニ発行の、受領証（レシート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PHOTO 記録 / 文書　/ occasion=~ / for=令和４：１１～１２月；令和５：１月 / doc=年金掛金：納付：受託証書：の際の、コンビニ発行の、受領証（レシート）">
            <text:p>:PHOTO 記録 / 文書　/ occasion=~ / for=令和４：１１～１２月；令和５：１月 / doc=年金掛金：納付：受託証書：の際の、コンビニ発行の、受領証（レシート）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5-24_18-34-39_000.mp4</text:p>
          </table:table-cell>
          <table:table-cell table:style-name="ce26" office:value-type="string">
            <text:p>:VIDEO / @自室 / 記録 / jap.flute / 演奏、play / R=1 / genre=melody:western-like,for=~,file-piece-id=~,memo=~,session=hour-18,recording-id=~,other=use:kan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VIDEO / @自室 / 記録 / jap.flute / 演奏、play / R=1 / genre=melody:western-like,for=~,file-piece-id=~,memo=~,session=hour-18,recording-id=~,other=use:kan">
            <text:p>:VIDEO / @自室 / 記録 / jap.flute / 演奏、play / R=1 / genre=melody:western-like,for=~,file-piece-id=~,memo=~,session=hour-18,recording-id=~,other=use:kan</text:p>
          </table:table-cell>
          <table:table-cell table:style-name="ce10" table:formula="of:=RIGHT([.B18];[.K18])" office:value-type="string" office:string-value="mp4">
            <text:p>mp4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5-24_18-41-29_000.mp4</text:p>
          </table:table-cell>
          <table:table-cell table:style-name="ce26" office:value-type="string">
            <text:p>:VIDEO / @自室 / 記録 / jap.flute / 演奏、play / R=2 / genre=melody,for=~,file-piece-id=2023-05-24_18-41-29_000.mp4,memo=~,session=hour-18,recording-id=~,other=use:kan~dai-kan / follow+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9];[.K19])" office:value-type="string" office:string-value="mp4">
            <text:p>mp4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5-24_18-44-09_000.mp4</text:p>
          </table:table-cell>
          <table:table-cell table:style-name="ce26" office:value-type="string">
            <text:p>:VIDEO / @自室 / 記録 / jap.flute / 演奏、play / R=3 / genre=melody,for=~,file-piece-id=2023-05-24_18-41-29_000.mp4,memo=~,session=hour-18,recording-id=~,other=use:kan~dai-kan / follow+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VIDEO / @自室 / 記録 / jap.flute / 演奏、play / R=3 / genre=melody,for=~,file-piece-id=2023-05-24_18-41-29_000.mp4,memo=~,session=hour-18,recording-id=~,other=use:kan~dai-kan / follow++">
            <text:p>:VIDEO / @自室 / 記録 / jap.flute / 演奏、play / R=3 / genre=melody,for=~,file-piece-id=2023-05-24_18-41-29_000.mp4,memo=~,session=hour-18,recording-id=~,other=use:kan~dai-kan / follow++</text:p>
          </table:table-cell>
          <table:table-cell table:style-name="ce10" table:formula="of:=RIGHT([.B20];[.K20])" office:value-type="string" office:string-value="mp4">
            <text:p>mp4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5-24_18-44-55_000.mp4</text:p>
          </table:table-cell>
          <table:table-cell table:style-name="ce26" office:value-type="string">
            <text:p>:VIDEO / @自室 / 記録 / jap.flute / 演奏、play / R=4 / genre=melody,for=~,file-piece-id=2023-05-24_18-41-29_000.mp4,memo=~,session=hour-18,recording-id=~,other=use:kan~dai-kan / follow+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VIDEO / @自室 / 記録 / jap.flute / 演奏、play / R=4 / genre=melody,for=~,file-piece-id=2023-05-24_18-41-29_000.mp4,memo=~,session=hour-18,recording-id=~,other=use:kan~dai-kan / follow++">
            <text:p>:VIDEO / @自室 / 記録 / jap.flute / 演奏、play / R=4 / genre=melody,for=~,file-piece-id=2023-05-24_18-41-29_000.mp4,memo=~,session=hour-18,recording-id=~,other=use:kan~dai-kan / follow++</text:p>
          </table:table-cell>
          <table:table-cell table:style-name="ce10" table:formula="of:=RIGHT([.B21];[.K21])" office:value-type="string" office:string-value="mp4">
            <text:p>mp4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7" office:value-type="string">
            <text:p>2023-05-24_18-53-26_000.mp4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-*">
            <text:p>-*</text:p>
          </table:table-cell>
          <table:table-cell table:style-name="ce10" table:formula="of:=RIGHT([.B22];[.K22])" office:value-type="string" office:string-value="mp4">
            <text:p>mp4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2023/05/25</text:date>, <text:time>19:13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25T19:13:32.27</dc:date>
    <dc:creator>iwabuchi ken</dc:creator>
    <meta:editing-duration>P56DT17H53M48S</meta:editing-duration>
    <meta:editing-cycles>18595</meta:editing-cycles>
    <meta:document-statistic meta:table-count="2" meta:cell-count="932" meta:object-count="0"/>
    <meta:user-defined meta:name="qrichtext">1</meta:user-defined>
  </office:meta>
</office:document-meta>
</file>